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eec16b" style:parent-style-name="Standard">
      <style:paragraph-properties fo:break-before="page"/>
    </style:style>
    <style:style style:family="paragraph" style:name="ae9d1dc" style:parent-style-name="Standard">
      <style:paragraph-properties fo:break-before="page"/>
    </style:style>
  </office:automatic-styles>
  <office:body>
    <office:text>
      <text:p text:style-name="ae9d1dc">1st page</text:p>
      <text:p text:style-name="aeec16b">2nd pag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Kopfzeile" style:family="paragraph" style:name="Kopf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Fußzeile" style:family="paragraph" style:name="Fuß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Absatz-Standardschriftart" style:family="text" style:name="Absatz-Standardschriftart" style:parent-style-name="default_character_style"/>
    <style:style style:display-name="Kopfzeile Zchn" style:family="text" style:name="KopfzeileZchn" style:parent-style-name="Absatz-Standardschriftart"/>
    <style:style style:display-name="Fußzeile Zchn" style:family="text" style:name="FußzeileZchn" style:parent-style-name="Absatz-Standardschriftart"/>
    <style:default-style style:family="graphic">
      <style:graphic-properties draw:fill="solid" draw:fill-color="#5b9bd5"/>
    </style:default-style>
  </office:styles>
  <office:automatic-styles>
    <style:page-layout style:name="a2c3536" style:page-usage="right"/>
    <style:page-layout style:name=""/>
    <style:page-layout style:name="" style:page-usage=""/>
  </office:automatic-styles>
  <office:master-styles>
    <style:master-page style:name="MP0">
      <style:header>
        <text:p text:style-name="Kopfzeile">Header default</text:p>
      </style:header>
      <style:header-left>
        <text:p text:style-name="Kopfzeile">Even/Gerade Header</text:p>
      </style:header-left>
      <style:footer>
        <text:p/>
      </style:footer>
      <style:footer-left>
        <text:p text:style-name="Fußzeile">Footer Even</text:p>
      </style:footer-left>
    </style:master-page>
    <style:master-page style:name="MPF0">
      <style:header>
        <text:p text:style-name="Kopfzeile">First page header</text:p>
      </style:header>
      <style:footer>
        <text:p text:style-name="Fußzeile">Footer First</text:p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5S</meta:editing-duration>
  </office:meta>
</office:document-meta>
</file>